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2.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3cm"/>
    </style:style>
    <style:style style:name="co2" style:family="table-column">
      <style:table-column-properties fo:break-before="auto" style:column-width="2.524cm"/>
    </style:style>
    <style:style style:name="co3" style:family="table-column">
      <style:table-column-properties fo:break-before="auto" style:column-width="3.191cm"/>
    </style:style>
    <style:style style:name="co4" style:family="table-column">
      <style:table-column-properties fo:break-before="page" style:column-width="2.267cm"/>
    </style:style>
    <style:style style:name="co5" style:family="table-column">
      <style:table-column-properties fo:break-before="auto" style:column-width="2.267cm"/>
    </style:style>
    <style:style style:name="co6" style:family="table-column">
      <style:table-column-properties fo:break-before="auto" style:column-width="0.665cm"/>
    </style:style>
    <style:style style:name="co7" style:family="table-column">
      <style:table-column-properties fo:break-before="auto" style:column-width="0.699cm"/>
    </style:style>
    <style:style style:name="co8" style:family="table-column">
      <style:table-column-properties fo:break-before="auto" style:column-width="2.44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page"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boolean-style style:name="N99">
      <number:boolean/>
    </number:boolean-style>
    <number:text-style style:name="N100">
      <number:text-content/>
    </number:text-style>
    <style:style style:name="ce1" style:family="table-cell" style:parent-style-name="Default">
      <style:text-properties style:font-name="Consolas" fo:font-size="16pt" style:text-underline-style="solid" style:text-underline-width="auto" style:text-underline-color="font-color" fo:font-weight="bold" style:font-name-asian="Consolas" style:font-size-asian="16pt" style:font-weight-asian="bold" style:font-size-complex="16pt" style:font-weight-complex="bold"/>
    </style:style>
    <style:style style:name="ce2" style:family="table-cell" style:parent-style-name="Default">
      <style:text-properties style:font-name="Consolas" style:font-name-asian="Consolas"/>
    </style:style>
    <style:style style:name="ce3" style:family="table-cell" style:parent-style-name="Default">
      <style:table-cell-properties fo:background-color="#99ccff" fo:border="0.035cm solid #000000"/>
      <style:text-properties style:font-name="Consolas" style:font-name-asian="Consolas"/>
    </style:style>
    <style:style style:name="ce4" style:family="table-cell" style:parent-style-name="Default">
      <style:table-cell-properties style:text-align-source="fix" style:repeat-content="false" fo:border="0.035cm solid #000000"/>
      <style:paragraph-properties fo:text-align="center" fo:margin-left="0cm"/>
      <style:text-properties style:font-name="Consolas" style:font-name-asian="Consolas"/>
    </style:style>
    <style:style style:name="ce5" style:family="table-cell" style:parent-style-name="Default" style:data-style-name="N1">
      <style:table-cell-properties style:text-align-source="fix" style:repeat-content="false" fo:border="0.035cm solid #000000"/>
      <style:paragraph-properties fo:text-align="center" fo:margin-left="0cm"/>
      <style:text-properties style:font-name="Consolas" style:font-name-asian="Consolas"/>
    </style:style>
    <style:style style:name="ce6" style:family="table-cell" style:parent-style-name="Default" style:data-style-name="N110">
      <style:table-cell-properties style:text-align-source="fix" style:repeat-content="false" fo:border="0.035cm solid #000000"/>
      <style:paragraph-properties fo:text-align="center" fo:margin-left="0cm"/>
      <style:text-properties style:font-name="Consolas" style:font-name-asian="Consolas"/>
    </style:style>
    <style:style style:name="ce7" style:family="table-cell" style:parent-style-name="Default" style:data-style-name="N99">
      <style:table-cell-properties style:text-align-source="fix" style:repeat-content="false" fo:border="0.035cm solid #000000"/>
      <style:paragraph-properties fo:text-align="center" fo:margin-left="0cm"/>
      <style:text-properties style:font-name="Consolas" style:font-name-asian="Consolas"/>
    </style:style>
    <style:style style:name="ce8" style:family="table-cell" style:parent-style-name="Default" style:data-style-name="N99">
      <style:text-properties style:font-name="Consolas" style:font-name-asian="Consolas"/>
    </style:style>
    <style:style style:name="ce9" style:family="table-cell" style:parent-style-name="Default">
      <style:text-properties fo:color="#666666" style:font-name="Consolas" style:font-name-asian="Consolas"/>
    </style:style>
    <style:style style:name="ce10" style:family="table-cell" style:parent-style-name="Default" style:data-style-name="N99">
      <style:text-properties fo:color="#4c4c4c" style:font-name="Consolas" style:font-name-asian="Consolas"/>
    </style:style>
    <style:style style:name="ce11" style:family="table-cell" style:parent-style-name="Default">
      <style:text-properties fo:font-size="16pt" style:text-underline-style="solid" style:text-underline-width="auto" style:text-underline-color="font-color" fo:font-weight="bold" style:font-size-asian="16pt" style:font-weight-asian="bold" style:font-size-complex="16pt" style:font-weight-complex="bold"/>
    </style:style>
    <style:style style:name="ce12" style:family="table-cell" style:parent-style-name="Default">
      <style:table-cell-properties style:text-align-source="fix" style:repeat-content="false"/>
      <style:paragraph-properties fo:text-align="center" fo:margin-left="0cm"/>
      <style:text-properties fo:color="#ffffff"/>
    </style:style>
    <style:style style:name="ce13" style:family="table-cell" style:parent-style-name="Default">
      <style:table-cell-properties fo:background-color="#99ccff" style:text-align-source="fix" style:repeat-content="false" fo:border="0.035cm solid #000000"/>
      <style:paragraph-properties fo:text-align="center" fo:margin-left="0cm"/>
    </style:style>
    <style:style style:name="ce14" style:family="table-cell" style:parent-style-name="Default">
      <style:table-cell-properties style:text-align-source="fix" style:repeat-content="false" fo:border="0.035cm solid #000000"/>
      <style:paragraph-properties fo:text-align="center" fo:margin-left="0cm"/>
    </style:style>
    <style:style style:name="ce15" style:family="table-cell" style:parent-style-name="Default">
      <style:table-cell-properties style:text-align-source="fix" style:repeat-content="false" fo:border="0.035cm solid #000000"/>
      <style:paragraph-properties fo:text-align="center" fo:margin-left="0cm"/>
      <style:text-properties fo:color="#ffffff"/>
    </style:style>
    <style:style style:name="ce16" style:family="table-cell" style:parent-style-name="Default" style:data-style-name="N100">
      <style:table-cell-properties style:text-align-source="fix" style:repeat-content="false" fo:border="0.035cm solid #000000"/>
      <style:paragraph-properties fo:text-align="center" fo:margin-left="0cm"/>
      <style:text-properties style:font-name="Consolas"/>
    </style:style>
    <style:style style:name="ce17" style:family="table-cell" style:parent-style-name="Default">
      <style:table-cell-properties style:text-align-source="fix" style:repeat-content="false"/>
      <style:paragraph-properties fo:text-align="center" fo:margin-left="0cm"/>
      <style:text-properties fo:color="#4c4c4c"/>
    </style:style>
    <style:style style:name="gr1" style:family="graphic">
      <style:graphic-properties fo:border="none" style:protect="size"/>
    </style:style>
    <style:style style:name="gr2" style:family="graphic">
      <style:graphic-properties draw:textarea-vertical-align="middle" style:protect="size"/>
    </style:style>
    <style:style style:name="gr3" style:family="graphic">
      <style:graphic-properties draw:textarea-vertical-align="middle"/>
    </style:style>
    <style:style style:name="gr4" style:family="graphic">
      <style:graphic-properties draw:marker-start="線の終点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環境設定" table:style-name="ta1" table:print-ranges="環境設定.A1:環境設定.C14">
        <office:forms form:automatic-focus="false" form:apply-design-mode="true">
          <form:form form:name="Standard" form:command="biblio" form:datasource="Bibliography" form:apply-filter="true" form:method="post"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RL" office:value-type="string" office:string-val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ボタン 2"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 form:control-implementation="ooo:com.sun.star.form.component.CommandButton" form:id="control2" form:label="環境ファイル出力"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office:event-listeners>
            </form:button>
            <form:combobox form:name="ComboBox" form:control-implementation="ooo:com.sun.star.form.component.ComboBox" form:id="control3" form:dropdown="true" form:size="2" form:convert-empty-to-null="true" form:list-source-type="table" form:linked-cell="環境設定.C12" form:source-cell-range="環境設定.F3:環境設定.F4"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4" form:dropdown="true" form:convert-empty-to-null="true" form:list-source-type="table" form:linked-cell="環境設定.B3"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5" form:dropdown="true" form:convert-empty-to-null="true" form:list-source-type="table" form:linked-cell="環境設定.B4"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6" form:dropdown="true" form:convert-empty-to-null="true" form:list-source-type="table" form:linked-cell="環境設定.B5"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7" form:dropdown="true" form:convert-empty-to-null="true" form:list-source-type="table" form:linked-cell="環境設定.B6"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8" form:dropdown="true" form:convert-empty-to-null="true" form:list-source-type="table" form:linked-cell="環境設定.B7"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9" form:dropdown="true" form:convert-empty-to-null="true" form:list-source-type="table" form:linked-cell="環境設定.B8"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0" form:dropdown="true" form:convert-empty-to-null="true" form:list-source-type="table" form:linked-cell="環境設定.B9"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1" form:dropdown="true" form:convert-empty-to-null="true" form:list-source-type="table" form:linked-cell="環境設定.B10"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2" form:dropdown="true" form:convert-empty-to-null="true" form:list-source-type="table" form:linked-cell="環境設定.B11"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3" form:dropdown="true" form:convert-empty-to-null="true" form:list-source-type="table" form:linked-cell="環境設定.B12"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4" form:dropdown="true" form:convert-empty-to-null="true" form:list-source-type="table" form:linked-cell="環境設定.B13" form:source-cell-range="環境設定.E3:環境設定.E7"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15" form:dropdown="true" form:convert-empty-to-null="true" form:list-source-type="table" form:linked-cell="環境設定.B14" form:source-cell-range="環境設定.E3:環境設定.E7" form:auto-complete="true">
              <form:properties>
                <form:property form:property-name="DefaultControl" office:value-type="string" office:string-value="com.sun.star.form.control.ComboBox"/>
              </form:properties>
            </form:combobox>
          </form:form>
        </office:form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ext:p>環境設定</text:p>
          </table:table-cell>
          <table:table-cell>
            <draw:control table:end-cell-address="環境設定.C1" table:end-x="1.982cm" table:end-y="0.694cm" draw:z-index="1" draw:text-style-name="P1" svg:width="4.297cm" svg:height="0.508cm" svg:x="0.2cm" svg:y="0.186cm" draw:control="control2"/>
          </table:table-cell>
          <table:table-cell table:number-columns-repeated="1022"/>
        </table:table-row>
        <table:table-row table:style-name="ro2">
          <table:table-cell table:formula="of:=COUNTA([.A3:.A14])" office:value-type="float" office:value="12">
            <text:p>12</text:p>
          </table:table-cell>
          <table:table-cell table:number-columns-repeated="1023"/>
        </table:table-row>
        <table:table-row table:style-name="ro2">
          <table:table-cell table:style-name="ce3" office:value-type="string">
            <text:p>出力画面幅</text:p>
          </table:table-cell>
          <table:table-cell table:style-name="ce4" office:value-type="string">
            <text:p>Decimal</text:p>
            <draw:control table:end-cell-address="環境設定.C3" table:end-x="0.004cm" table:end-y="0.381cm" draw:z-index="3" draw:style-name="gr1" draw:text-style-name="P1" svg:width="2.45cm" svg:height="0.35cm" svg:x="0.069cm" svg:y="0.031cm" draw:control="control4"/>
          </table:table-cell>
          <table:table-cell table:style-name="ce5" office:value-type="float" office:value="360">
            <text:p>360</text:p>
          </table:table-cell>
          <table:table-cell/>
          <table:table-cell table:style-name="ce9" office:value-type="string">
            <text:p>Decimal</text:p>
          </table:table-cell>
          <table:table-cell table:style-name="ce10" office:value-type="boolean" office:boolean-value="true">
            <text:p>TRUE</text:p>
          </table:table-cell>
          <table:table-cell table:number-columns-repeated="1018"/>
        </table:table-row>
        <table:table-row table:style-name="ro2">
          <table:table-cell table:style-name="ce3" office:value-type="string">
            <text:p>出力画面高さ</text:p>
          </table:table-cell>
          <table:table-cell table:style-name="ce4" office:value-type="string">
            <text:p>Decimal</text:p>
            <draw:control table:end-cell-address="環境設定.C4" table:end-x="0.004cm" table:end-y="0.382cm" draw:z-index="4" draw:style-name="gr1" draw:text-style-name="P1" svg:width="2.45cm" svg:height="0.35cm" svg:x="0.069cm" svg:y="0.032cm" draw:control="control5"/>
          </table:table-cell>
          <table:table-cell table:style-name="ce5" office:value-type="float" office:value="240">
            <text:p>240</text:p>
          </table:table-cell>
          <table:table-cell/>
          <table:table-cell table:style-name="ce9" office:value-type="string">
            <text:p>Real</text:p>
          </table:table-cell>
          <table:table-cell table:style-name="ce10" office:value-type="boolean" office:boolean-value="false">
            <text:p>FALSE</text:p>
          </table:table-cell>
          <table:table-cell table:number-columns-repeated="1018"/>
        </table:table-row>
        <table:table-row table:style-name="ro2">
          <table:table-cell table:style-name="ce3" office:value-type="string">
            <text:p>背景色</text:p>
          </table:table-cell>
          <table:table-cell table:style-name="ce4" office:value-type="string">
            <text:p>Color</text:p>
            <draw:control table:end-cell-address="環境設定.C5" table:end-x="0.004cm" table:end-y="0.383cm" draw:z-index="5" draw:style-name="gr1" draw:text-style-name="P1" svg:width="2.45cm" svg:height="0.35cm" svg:x="0.069cm" svg:y="0.033cm" draw:control="control6"/>
          </table:table-cell>
          <table:table-cell table:style-name="ce6" office:value-type="string">
            <text:p>0,0,0</text:p>
          </table:table-cell>
          <table:table-cell/>
          <table:table-cell table:style-name="ce9" office:value-type="string">
            <text:p>Bool</text:p>
          </table:table-cell>
          <table:table-cell table:number-columns-repeated="1019"/>
        </table:table-row>
        <table:table-row table:style-name="ro2">
          <table:table-cell table:style-name="ce3" office:value-type="string">
            <text:p>最大深度</text:p>
          </table:table-cell>
          <table:table-cell table:style-name="ce4" office:value-type="string">
            <text:p>Decimal</text:p>
            <draw:control table:end-cell-address="環境設定.C6" table:end-x="0.004cm" table:end-y="0.383cm" draw:z-index="6" draw:style-name="gr1" draw:text-style-name="P1" svg:width="2.45cm" svg:height="0.35cm" svg:x="0.069cm" svg:y="0.033cm" draw:control="control7"/>
          </table:table-cell>
          <table:table-cell table:style-name="ce5" office:value-type="float" office:value="3">
            <text:p>3</text:p>
          </table:table-cell>
          <table:table-cell/>
          <table:table-cell table:style-name="ce9" office:value-type="string">
            <text:p>Vector</text:p>
          </table:table-cell>
          <table:table-cell table:number-columns-repeated="1019"/>
        </table:table-row>
        <table:table-row table:style-name="ro2">
          <table:table-cell table:style-name="ce3" office:value-type="string">
            <text:p>サンプリング数</text:p>
          </table:table-cell>
          <table:table-cell table:style-name="ce4" office:value-type="string">
            <text:p>Decimal</text:p>
            <draw:control table:end-cell-address="環境設定.C7" table:end-x="0.004cm" table:end-y="0.384cm" draw:z-index="7" draw:style-name="gr1" draw:text-style-name="P1" svg:width="2.45cm" svg:height="0.35cm" svg:x="0.069cm" svg:y="0.034cm" draw:control="control8"/>
          </table:table-cell>
          <table:table-cell table:style-name="ce5" office:value-type="float" office:value="1000">
            <text:p>1000</text:p>
          </table:table-cell>
          <table:table-cell/>
          <table:table-cell table:style-name="ce9" office:value-type="string">
            <text:p>Color</text:p>
          </table:table-cell>
          <table:table-cell table:number-columns-repeated="1019"/>
        </table:table-row>
        <table:table-row table:style-name="ro2">
          <table:table-cell table:style-name="ce3" office:value-type="string">
            <text:p>kd 木の最大深度</text:p>
          </table:table-cell>
          <table:table-cell table:style-name="ce4" office:value-type="string">
            <text:p>Decimal</text:p>
            <draw:control table:end-cell-address="環境設定.C8" table:end-x="0.004cm" table:end-y="0.384cm" draw:z-index="8" draw:style-name="gr1" draw:text-style-name="P1" svg:width="2.45cm" svg:height="0.35cm" svg:x="0.069cm" svg:y="0.034cm" draw:control="control9"/>
          </table:table-cell>
          <table:table-cell table:style-name="ce5" office:value-type="float" office:value="5">
            <text:p>5</text:p>
          </table:table-cell>
          <table:table-cell table:number-columns-repeated="1021"/>
        </table:table-row>
        <table:table-row table:style-name="ro2">
          <table:table-cell table:style-name="ce3" office:value-type="string">
            <text:p>焦点距離</text:p>
          </table:table-cell>
          <table:table-cell table:style-name="ce4" office:value-type="string">
            <text:p>Real</text:p>
            <draw:control table:end-cell-address="環境設定.C9" table:end-x="0.004cm" table:end-y="0.385cm" draw:z-index="9" draw:style-name="gr1" draw:text-style-name="P1" svg:width="2.45cm" svg:height="0.35cm" svg:x="0.069cm" svg:y="0.035cm" draw:control="control10"/>
          </table:table-cell>
          <table:table-cell table:style-name="ce6" office:value-type="float" office:value="0.05">
            <text:p>0.05000</text:p>
          </table:table-cell>
          <table:table-cell table:number-columns-repeated="1021"/>
        </table:table-row>
        <table:table-row table:style-name="ro2">
          <table:table-cell table:style-name="ce3" office:value-type="string">
            <text:p>F 値</text:p>
          </table:table-cell>
          <table:table-cell table:style-name="ce4" office:value-type="string">
            <text:p>Real</text:p>
            <draw:control table:end-cell-address="環境設定.C10" table:end-x="0.004cm" table:end-y="0.386cm" draw:z-index="10" draw:style-name="gr1" draw:text-style-name="P1" svg:width="2.45cm" svg:height="0.35cm" svg:x="0.069cm" svg:y="0.036cm" draw:control="control11"/>
          </table:table-cell>
          <table:table-cell table:style-name="ce6" office:value-type="float" office:value="2.8">
            <text:p>2.80000</text:p>
          </table:table-cell>
          <table:table-cell table:number-columns-repeated="1021"/>
        </table:table-row>
        <table:table-row table:style-name="ro2">
          <table:table-cell table:style-name="ce3" office:value-type="string">
            <text:p>ピント位置</text:p>
          </table:table-cell>
          <table:table-cell table:style-name="ce4" office:value-type="string">
            <text:p>Real</text:p>
            <draw:control table:end-cell-address="環境設定.C11" table:end-x="0.004cm" table:end-y="0.386cm" draw:z-index="11" draw:style-name="gr1" draw:text-style-name="P1" svg:width="2.45cm" svg:height="0.35cm" svg:x="0.069cm" svg:y="0.036cm" draw:control="control12"/>
          </table:table-cell>
          <table:table-cell table:style-name="ce6" office:value-type="float" office:value="1">
            <text:p>1.00000</text:p>
          </table:table-cell>
          <table:table-cell table:number-columns-repeated="1021"/>
        </table:table-row>
        <table:table-row table:style-name="ro2">
          <table:table-cell table:style-name="ce3" office:value-type="string">
            <text:p>自動視点設定</text:p>
          </table:table-cell>
          <table:table-cell table:style-name="ce4" office:value-type="string">
            <text:p>Bool</text:p>
            <draw:control table:end-cell-address="環境設定.C12" table:end-x="3.149cm" table:end-y="0.396cm" draw:z-index="2" draw:style-name="gr1" draw:text-style-name="P1" svg:width="3.16cm" svg:height="0.35cm" svg:x="2.504cm" svg:y="0.046cm" draw:control="control3"/>
            <draw:control table:end-cell-address="環境設定.C12" table:end-x="0.004cm" table:end-y="0.388cm" draw:z-index="12" draw:style-name="gr1" draw:text-style-name="P1" svg:width="2.45cm" svg:height="0.35cm" svg:x="0.069cm" svg:y="0.038cm" draw:control="control13"/>
          </table:table-cell>
          <table:table-cell table:style-name="ce7" office:value-type="string">
            <text:p>TRUE</text:p>
          </table:table-cell>
          <table:table-cell table:number-columns-repeated="1021"/>
        </table:table-row>
        <table:table-row table:style-name="ro2">
          <table:table-cell table:style-name="ce3" office:value-type="string">
            <text:p>視点</text:p>
          </table:table-cell>
          <table:table-cell table:style-name="ce4" office:value-type="string">
            <text:p>Vector</text:p>
            <draw:control table:end-cell-address="環境設定.C13" table:end-x="0.004cm" table:end-y="0.382cm" draw:z-index="13" draw:style-name="gr1" draw:text-style-name="P1" svg:width="2.45cm" svg:height="0.35cm" svg:x="0.069cm" svg:y="0.032cm" draw:control="control14"/>
            <draw:control table:end-cell-address="環境設定.C14" table:end-x="0.004cm" table:end-y="0.333cm" draw:z-index="14" draw:style-name="gr1" draw:text-style-name="P1" svg:width="2.45cm" svg:height="0.35cm" svg:x="0.069cm" svg:y="0.435cm" draw:control="control15"/>
          </table:table-cell>
          <table:table-cell table:style-name="ce6" office:value-type="string">
            <text:p>0,1,-3</text:p>
          </table:table-cell>
          <table:table-cell table:number-columns-repeated="1021"/>
        </table:table-row>
        <table:table-row table:style-name="ro2">
          <table:table-cell table:style-name="ce3" office:value-type="string">
            <text:p>注視点</text:p>
          </table:table-cell>
          <table:table-cell table:style-name="ce4" office:value-type="string">
            <text:p>Vector</text:p>
          </table:table-cell>
          <table:table-cell table:style-name="ce6" office:value-type="string">
            <text:p>0,0,0</text:p>
          </table:table-cell>
          <table:table-cell table:number-columns-repeated="1021"/>
        </table:table-row>
        <table:table-row table:style-name="ro2" table:number-rows-repeated="4">
          <table:table-cell table:number-columns-repeated="1024"/>
        </table:table-row>
        <table:table-row table:style-name="ro2">
          <table:table-cell table:number-columns-repeated="2"/>
          <table:table-cell table:style-name="ce8"/>
          <table:table-cell table:number-columns-repeated="1021"/>
        </table:table-row>
        <table:table-row table:style-name="ro2">
          <table:table-cell table:number-columns-repeated="1024"/>
        </table:table-row>
        <table:table-row table:style-name="ro2">
          <table:table-cell table:number-columns-repeated="6"/>
          <table:table-cell>
            <draw:control table:end-cell-address="環境設定.G21" table:end-x="1.158cm" table:end-y="0.268cm" draw:z-index="0" draw:text-style-name="P1" svg:width="0.139cm" svg:height="0.001cm" svg:x="1.019cm" svg:y="0.267cm" draw:control="control1"/>
          </table:table-cell>
          <table:table-cell table:number-columns-repeated="1017"/>
        </table:table-row>
        <table:table-row table:style-name="ro2" table:number-rows-repeated="65514">
          <table:table-cell table:number-columns-repeated="1024"/>
        </table:table-row>
        <table:table-row table:style-name="ro2">
          <table:table-cell table:number-columns-repeated="1024"/>
        </table:table-row>
      </table:table>
      <table:table table:name="光源設定" table:style-name="ta1"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 form:control-implementation="ooo:com.sun.star.form.component.CheckBox" form:id="control16" form:value="1" form:linked-cell="光源設定.A4" form:current-state="checked"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17" form:value="1" form:linked-cell="光源設定.A5"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18" form:value="1" form:linked-cell="光源設定.A6"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19" form:value="1" form:linked-cell="光源設定.A7"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0" form:value="1" form:linked-cell="光源設定.A8"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1" form:value="1" form:linked-cell="光源設定.A9"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2" form:value="1" form:linked-cell="光源設定.A10"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3" form:value="1" form:linked-cell="光源設定.A11"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4" form:value="1" form:linked-cell="光源設定.A12" form:image-position="center">
              <form:properties>
                <form:property form:property-name="DefaultControl" office:value-type="string" office:string-value="com.sun.star.form.control.CheckBox"/>
                <form:property form:property-name="SecondaryRefValue" office:value-type="string" office:string-value="0"/>
              </form:properties>
            </form:checkbox>
            <form:checkbox form:name="CheckBox" form:control-implementation="ooo:com.sun.star.form.component.CheckBox" form:id="control25" form:value="1" form:linked-cell="光源設定.A13" form:image-position="center">
              <form:properties>
                <form:property form:property-name="DefaultControl" office:value-type="string" office:string-value="com.sun.star.form.control.CheckBox"/>
                <form:property form:property-name="SecondaryRefValue" office:value-type="string" office:string-value="0"/>
              </form:properties>
            </form:checkbox>
          </form:form>
          <form:form form:name="Standard" form:command="biblio" form:datasource="Bibliography" form:apply-filter="true" form:method="post"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RL" office:value-type="string" office:string-val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combobox form:name="ComboBox1" form:control-implementation="ooo:com.sun.star.form.component.ComboBox" form:id="control26" form:dropdown="true" form:convert-empty-to-null="true" form:list-source-type="table" form:linked-cell="光源設定.C4"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27" form:dropdown="true" form:convert-empty-to-null="true" form:list-source-type="table" form:linked-cell="光源設定.C5"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28" form:dropdown="true" form:convert-empty-to-null="true" form:list-source-type="table" form:linked-cell="光源設定.C6"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29" form:dropdown="true" form:convert-empty-to-null="true" form:list-source-type="table" form:linked-cell="光源設定.C7"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0" form:dropdown="true" form:convert-empty-to-null="true" form:list-source-type="table" form:linked-cell="光源設定.C8"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1" form:dropdown="true" form:convert-empty-to-null="true" form:list-source-type="table" form:linked-cell="光源設定.C9"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2" form:dropdown="true" form:convert-empty-to-null="true" form:list-source-type="table" form:linked-cell="光源設定.C10"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3" form:dropdown="true" form:convert-empty-to-null="true" form:list-source-type="table" form:linked-cell="光源設定.C11"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4" form:dropdown="true" form:convert-empty-to-null="true" form:list-source-type="table" form:linked-cell="光源設定.C12" form:source-cell-range="光源設定.H4:光源設定.H5" form:auto-complete="true">
              <form:properties>
                <form:property form:property-name="DefaultControl" office:value-type="string" office:string-value="com.sun.star.form.control.ComboBox"/>
              </form:properties>
            </form:combobox>
            <form:combobox form:name="ComboBox1" form:control-implementation="ooo:com.sun.star.form.component.ComboBox" form:id="control35" form:dropdown="true" form:convert-empty-to-null="true" form:list-source-type="table" form:linked-cell="光源設定.C13" form:source-cell-range="光源設定.H4:光源設定.H5" form:auto-complete="true">
              <form:properties>
                <form:property form:property-name="DefaultControl" office:value-type="string" office:string-value="com.sun.star.form.control.ComboBox"/>
              </form:properties>
            </form:combobox>
            <form:button form:name="PushButton" form:control-implementation="ooo:com.sun.star.form.component.CommandButton" form:id="control36" form:label="光源設定ファイル出力"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ain?language=Basic&amp;location=document"/>
              </office:event-listeners>
            </form:button>
          </form:form>
        </office:forms>
        <table:table-column table:style-name="co6" table:default-cell-style-name="ce12"/>
        <table:table-column table:style-name="co7" table:default-cell-style-name="ce14"/>
        <table:table-column table:style-name="co5" table:default-cell-style-name="ce15"/>
        <table:table-column table:style-name="co5" table:number-columns-repeated="2" table:default-cell-style-name="ce16"/>
        <table:table-column table:style-name="co8" table:default-cell-style-name="ce16"/>
        <table:table-column table:style-name="co5" table:number-columns-repeated="2" table:default-cell-style-name="Default"/>
        <table:table-row table:style-name="ro1">
          <table:table-cell table:style-name="ce11" office:value-type="string">
            <text:p>光源設定</text:p>
          </table:table-cell>
          <table:table-cell table:style-name="Default"/>
          <table:table-cell table:style-name="Default">
            <draw:control table:end-cell-address="光源設定.E1" table:end-x="2.022cm" table:end-y="0.608cm" draw:z-index="21" draw:text-style-name="P1" svg:width="4.297cm" svg:height="0.508cm" svg:x="2.241cm" svg:y="0.1cm" draw:control="control36"/>
          </table:table-cell>
          <table:table-cell table:style-name="Default" table:number-columns-repeated="3"/>
          <table:table-cell table:number-columns-repeated="2"/>
        </table:table-row>
        <table:table-row table:style-name="ro2">
          <table:table-cell table:style-name="Default" table:formula="of:=COUNTA([.B4:.B13])" office:value-type="float" office:value="10">
            <text:p>10</text:p>
          </table:table-cell>
          <table:table-cell table:style-name="Default" table:number-columns-repeated="5"/>
          <table:table-cell table:number-columns-repeated="2"/>
        </table:table-row>
        <table:table-row table:style-name="ro2">
          <table:table-cell table:style-name="Default"/>
          <table:table-cell table:style-name="ce13" office:value-type="string">
            <text:p>No</text:p>
          </table:table-cell>
          <table:table-cell table:style-name="ce13" office:value-type="string">
            <text:p>タイプ</text:p>
            <draw:control table:end-cell-address="光源設定.C4" table:end-x="2.195cm" table:end-y="0.397cm" draw:z-index="0" draw:style-name="gr1" draw:text-style-name="P1" svg:width="2cm" svg:height="0.4cm" svg:x="0.195cm" svg:y="0.448cm" draw:control="control26"/>
          </table:table-cell>
          <table:table-cell table:style-name="ce13" office:value-type="string">
            <text:p>位置</text:p>
          </table:table-cell>
          <table:table-cell table:style-name="ce13" office:value-type="string">
            <office:annotation draw:style-name="gr4" draw:text-style-name="P2" svg:width="2.898cm" svg:height="0.596cm" svg:x="8.732cm" svg:y="0.252cm" draw:caption-point-x="-0.61cm" draw:caption-point-y="0.914cm">
              <dc:creator>m.m</dc:creator>
              <dc:date>2010-05-14T00:00:00</dc:date>
              <text:p text:style-name="P2"><text:span text:style-name="T1">Degree(x, y, z)</text:span></text:p>
            </office:annotation>
            <text:p>姿勢</text:p>
          </table:table-cell>
          <table:table-cell table:style-name="ce13" office:value-type="string">
            <text:p>強度</text:p>
          </table:table-cell>
          <table:table-cell table:number-columns-repeated="2"/>
        </table:table-row>
        <table:table-row table:style-name="ro2">
          <table:table-cell office:value-type="string">
            <text:p>1</text:p>
            <draw:control table:end-cell-address="光源設定.A5" table:end-x="0.501cm" table:end-y="0.094cm" draw:z-index="1" draw:style-name="gr2" draw:text-style-name="P1" svg:width="0.5cm" svg:height="0.5cm" svg:x="0.001cm" svg:y="0.046cm" draw:control="control16"/>
          </table:table-cell>
          <table:table-cell office:value-type="float" office:value="1">
            <text:p>1</text:p>
          </table:table-cell>
          <table:table-cell office:value-type="string">
            <text:p>Point</text:p>
            <draw:control table:end-cell-address="光源設定.C5" table:end-x="2.193cm" table:end-y="0.395cm" draw:z-index="12" draw:style-name="gr1" draw:text-style-name="P1" svg:width="2cm" svg:height="0.4cm" svg:x="0.193cm" svg:y="0.447cm" draw:control="control27"/>
          </table:table-cell>
          <table:table-cell office:value-type="string">
            <text:p>-1,1.5,0</text:p>
          </table:table-cell>
          <table:table-cell office:value-type="string">
            <text:p>45,0,0</text:p>
          </table:table-cell>
          <table:table-cell office:value-type="string">
            <text:p>100,100,100</text:p>
          </table:table-cell>
          <table:table-cell/>
          <table:table-cell table:style-name="ce17" office:value-type="string">
            <text:p>Point</text:p>
          </table:table-cell>
        </table:table-row>
        <table:table-row table:style-name="ro2">
          <table:table-cell office:value-type="string">
            <text:p>0</text:p>
            <draw:control table:end-cell-address="光源設定.A6" table:end-x="0.501cm" table:end-y="0.062cm" draw:z-index="2" draw:style-name="gr3" draw:text-style-name="P1" svg:width="0.5cm" svg:height="0.5cm" svg:x="0.001cm" svg:y="0.014cm" draw:control="control17"/>
            <draw:control table:end-cell-address="光源設定.A7" table:end-x="0.501cm" table:end-y="0.033cm" draw:z-index="4" draw:style-name="gr2" draw:text-style-name="P1" svg:width="0.5cm" svg:height="0.5cm" svg:x="0.001cm" svg:y="0.436cm" draw:control="control18"/>
          </table:table-cell>
          <table:table-cell table:formula="of:=[.B4]+1" office:value-type="float" office:value="2">
            <text:p>2</text:p>
          </table:table-cell>
          <table:table-cell office:value-type="string">
            <text:p>Point</text:p>
          </table:table-cell>
          <table:table-cell table:number-columns-repeated="3" office:value-type="string">
            <text:p>0,0,0</text:p>
          </table:table-cell>
          <table:table-cell/>
          <table:table-cell table:style-name="ce17" office:value-type="string">
            <text:p>Directional</text:p>
          </table:table-cell>
        </table:table-row>
        <table:table-row table:style-name="ro2">
          <table:table-cell office:value-type="string">
            <text:p>0</text:p>
          </table:table-cell>
          <table:table-cell table:formula="of:=[.B5]+1" office:value-type="float" office:value="3">
            <text:p>3</text:p>
          </table:table-cell>
          <table:table-cell office:value-type="string">
            <text:p>Point</text:p>
            <draw:control table:end-cell-address="光源設定.C6" table:end-x="2.193cm" table:end-y="0.403cm" draw:z-index="13" draw:style-name="gr1" draw:text-style-name="P1" svg:width="2cm" svg:height="0.4cm" svg:x="0.193cm" svg:y="0.003cm" draw:control="control28"/>
          </table:table-cell>
          <table:table-cell table:number-columns-repeated="3" office:value-type="string">
            <text:p>0,0,0</text:p>
          </table:table-cell>
          <table:table-cell table:number-columns-repeated="2"/>
        </table:table-row>
        <table:table-row table:style-name="ro2">
          <table:table-cell office:value-type="string">
            <text:p>0</text:p>
            <draw:control table:end-cell-address="光源設定.A8" table:end-x="0.501cm" table:end-y="0.057cm" draw:z-index="5" draw:style-name="gr2" draw:text-style-name="P1" svg:width="0.5cm" svg:height="0.5cm" svg:x="0.001cm" svg:y="0.009cm" draw:control="control19"/>
            <draw:control table:end-cell-address="光源設定.A9" table:end-x="0.501cm" table:end-y="0.029cm" draw:z-index="6" draw:style-name="gr2" draw:text-style-name="P1" svg:width="0.5cm" svg:height="0.5cm" svg:x="0.001cm" svg:y="0.433cm" draw:control="control20"/>
          </table:table-cell>
          <table:table-cell table:formula="of:=[.B6]+1" office:value-type="float" office:value="4">
            <text:p>4</text:p>
          </table:table-cell>
          <table:table-cell office:value-type="string">
            <text:p>Point</text:p>
            <draw:control table:end-cell-address="光源設定.C7" table:end-x="2.193cm" table:end-y="0.402cm" draw:z-index="14" draw:style-name="gr1" draw:text-style-name="P1" svg:width="2cm" svg:height="0.4cm" svg:x="0.193cm" svg:y="0.002cm" draw:control="control29"/>
          </table:table-cell>
          <table:table-cell table:number-columns-repeated="3" office:value-type="string">
            <text:p>0,0,0</text:p>
          </table:table-cell>
          <table:table-cell table:number-columns-repeated="2"/>
        </table:table-row>
        <table:table-row table:style-name="ro2">
          <table:table-cell office:value-type="string">
            <text:p>0</text:p>
          </table:table-cell>
          <table:table-cell table:formula="of:=[.B7]+1" office:value-type="float" office:value="5">
            <text:p>5</text:p>
          </table:table-cell>
          <table:table-cell office:value-type="string">
            <text:p>Point</text:p>
            <draw:control table:end-cell-address="光源設定.C8" table:end-x="2.193cm" table:end-y="0.4cm" draw:z-index="15" draw:style-name="gr1" draw:text-style-name="P1" svg:width="2cm" svg:height="0.4cm" svg:x="0.193cm" svg:y="0cm" draw:control="control30"/>
            <draw:control table:end-cell-address="光源設定.C9" table:end-x="2.193cm" table:end-y="0.398cm" draw:z-index="16" draw:style-name="gr1" draw:text-style-name="P1" svg:width="2cm" svg:height="0.4cm" svg:x="0.193cm" svg:y="0.45cm" draw:control="control31"/>
          </table:table-cell>
          <table:table-cell table:number-columns-repeated="3" office:value-type="string">
            <text:p>0,0,0</text:p>
          </table:table-cell>
          <table:table-cell table:number-columns-repeated="2"/>
        </table:table-row>
        <table:table-row table:style-name="ro2">
          <table:table-cell office:value-type="string">
            <text:p>0</text:p>
            <draw:control table:end-cell-address="光源設定.A10" table:end-x="0.501cm" table:end-y="0.057cm" draw:z-index="7" draw:style-name="gr2" draw:text-style-name="P1" svg:width="0.5cm" svg:height="0.5cm" svg:x="0.001cm" svg:y="0.008cm" draw:control="control21"/>
          </table:table-cell>
          <table:table-cell table:formula="of:=[.B8]+1" office:value-type="float" office:value="6">
            <text:p>6</text:p>
          </table:table-cell>
          <table:table-cell office:value-type="string">
            <text:p>Point</text:p>
          </table:table-cell>
          <table:table-cell table:number-columns-repeated="3" office:value-type="string">
            <text:p>0,0,0</text:p>
          </table:table-cell>
          <table:table-cell table:number-columns-repeated="2"/>
        </table:table-row>
        <table:table-row table:style-name="ro2">
          <table:table-cell office:value-type="string">
            <text:p>0</text:p>
            <draw:control table:end-cell-address="光源設定.A11" table:end-x="0.501cm" table:end-y="0.059cm" draw:z-index="8" draw:style-name="gr2" draw:text-style-name="P1" svg:width="0.5cm" svg:height="0.5cm" svg:x="0.001cm" svg:y="0.011cm" draw:control="control22"/>
            <draw:control table:end-cell-address="光源設定.A12" table:end-x="0.501cm" table:end-y="0.031cm" draw:z-index="9" draw:style-name="gr2" draw:text-style-name="P1" svg:width="0.5cm" svg:height="0.5cm" svg:x="0.001cm" svg:y="0.434cm" draw:control="control23"/>
          </table:table-cell>
          <table:table-cell table:formula="of:=[.B9]+1" office:value-type="float" office:value="7">
            <text:p>7</text:p>
          </table:table-cell>
          <table:table-cell office:value-type="string">
            <text:p>Point</text:p>
            <draw:control table:end-cell-address="光源設定.C10" table:end-x="2.193cm" table:end-y="0.407cm" draw:z-index="17" draw:style-name="gr1" draw:text-style-name="P1" svg:width="2cm" svg:height="0.4cm" svg:x="0.193cm" svg:y="0.007cm" draw:control="control32"/>
          </table:table-cell>
          <table:table-cell table:number-columns-repeated="3" office:value-type="string">
            <text:p>0,0,0</text:p>
          </table:table-cell>
          <table:table-cell table:number-columns-repeated="2"/>
        </table:table-row>
        <table:table-row table:style-name="ro2">
          <table:table-cell office:value-type="string">
            <text:p>0</text:p>
            <draw:control table:end-cell-address="光源設定.A13" table:end-x="0.501cm" table:end-y="0.038cm" draw:z-index="10" draw:style-name="gr2" draw:text-style-name="P1" svg:width="0.5cm" svg:height="0.5cm" svg:x="0.001cm" svg:y="0.441cm" draw:control="control24"/>
          </table:table-cell>
          <table:table-cell table:formula="of:=[.B10]+1" office:value-type="float" office:value="8">
            <text:p>8</text:p>
          </table:table-cell>
          <table:table-cell office:value-type="string">
            <text:p>Point</text:p>
            <draw:control table:end-cell-address="光源設定.C11" table:end-x="2.193cm" table:end-y="0.405cm" draw:z-index="18" draw:style-name="gr1" draw:text-style-name="P1" svg:width="2cm" svg:height="0.4cm" svg:x="0.193cm" svg:y="0.005cm" draw:control="control33"/>
          </table:table-cell>
          <table:table-cell table:number-columns-repeated="3" office:value-type="string">
            <text:p>0,0,0</text:p>
          </table:table-cell>
          <table:table-cell table:number-columns-repeated="2"/>
        </table:table-row>
        <table:table-row table:style-name="ro2">
          <table:table-cell office:value-type="string">
            <text:p>0</text:p>
          </table:table-cell>
          <table:table-cell table:formula="of:=[.B11]+1" office:value-type="float" office:value="9">
            <text:p>9</text:p>
          </table:table-cell>
          <table:table-cell office:value-type="string">
            <text:p>Point</text:p>
            <draw:control table:end-cell-address="光源設定.C12" table:end-x="2.193cm" table:end-y="0.404cm" draw:z-index="19" draw:style-name="gr1" draw:text-style-name="P1" svg:width="2cm" svg:height="0.4cm" svg:x="0.193cm" svg:y="0.004cm" draw:control="control34"/>
          </table:table-cell>
          <table:table-cell table:number-columns-repeated="3" office:value-type="string">
            <text:p>0,0,0</text:p>
          </table:table-cell>
          <table:table-cell table:number-columns-repeated="2"/>
        </table:table-row>
        <table:table-row table:style-name="ro2">
          <table:table-cell office:value-type="string">
            <text:p>0</text:p>
            <draw:control table:end-cell-address="光源設定.A14" table:end-x="0.5cm" table:end-y="0.056cm" draw:z-index="11" draw:style-name="gr2" draw:text-style-name="P1" svg:width="0.5cm" svg:height="0.5cm" svg:x="0cm" svg:y="0.008cm" draw:control="control25"/>
          </table:table-cell>
          <table:table-cell table:formula="of:=[.B12]+1" office:value-type="float" office:value="10">
            <text:p>10</text:p>
          </table:table-cell>
          <table:table-cell office:value-type="string">
            <text:p>Point</text:p>
            <draw:control table:end-cell-address="光源設定.C13" table:end-x="2.193cm" table:end-y="0.402cm" draw:z-index="20" draw:style-name="gr1" draw:text-style-name="P1" svg:width="2cm" svg:height="0.4cm" svg:x="0.193cm" svg:y="0.002cm" draw:control="control35"/>
          </table:table-cell>
          <table:table-cell table:number-columns-repeated="3" office:value-type="string">
            <text:p>0,0,0</text:p>
          </table:table-cell>
          <table:table-cell table:number-columns-repeated="2"/>
        </table:table-row>
        <table:table-row table:style-name="ro2" table:number-rows-repeated="3">
          <table:table-cell table:style-name="Default" table:number-columns-repeated="6"/>
          <table:table-cell table:number-columns-repeated="2"/>
        </table:table-row>
        <table:table-row table:style-name="ro3">
          <table:table-cell table:style-name="Default" table:number-columns-repeated="6"/>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family-asian="'ＭＳ Ｐ明朝'" style:font-family-generic-asian="system" style:font-pitch-asian="variable" style:font-size-asian="24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0">
      <number:number number:decimal-places="5" number:min-integer-digits="1"/>
    </number:number-style>
    <number:number-style style:name="N111">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2010/05/14</text:date>, <text:time>19:49: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48.39</meta:creation-date>
    <meta:editing-duration>PT19H24M29S</meta:editing-duration>
    <meta:editing-cycles>180</meta:editing-cycles>
    <meta:generator>OpenOffice.org/3.1$Win32 OpenOffice.org_project/310m19$Build-9420</meta:generator>
    <dc:date>2010-05-14T19:49:38.87</dc:date>
    <dc:creator>morimoto mamoru</dc:creator>
    <meta:document-statistic meta:table-count="2" meta:cell-count="114" meta:object-count="36"/>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MAIN *****
Sub Main

	Dim oDoc As Object
	Dim oSheet As Object
	Dim oCell As Object
	Dim iSize As Integer
	Dim iCount As Integer
	Dim aPath As String
	Dim aFile As String
	Dim iNumber As Integer

	oDoc = ThisComponent
	oSheet = oDoc.Sheets(0)

	'*** ファイルオープン ***'
	Dim aTemp As String
	aTemp = ConvertFromURL(oDoc.getLocation())
	aPath = left(aTemp, instr(aTemp, dir(aTemp))-1)
	aFile = aPath &amp; "env.dat"
	If FileExists(aFile) = True Then
		Kill(aFile)
	Endif
	iNumber = Freefile
	Open aFile For Binary Access Write As #iNumber

	'項目数'
	oCell = oSheet.getCellByPosition(0, 1)
	iSize = oCell.value

	Dim iTemp As Integer
	Dim lTemp As Long
	Dim sTemp As Single
	Dim a(3)

	For iCount = 0 To iSize-1
		oCell = oSheet.getCellByPosition(1, 2+iCount)
		If StrComp(oCell.String, "Decimal") = 0 Then
			lTemp = oSheet.getCellByPosition(2, 2+iCount).value
			Put #iNumber, , lTemp
		Elseif StrComp(oCell.String, "Real") = 0 Then
			sTemp = oSheet.getCellByPosition(2, 2+iCount).value
			Put #iNumber, , sTemp
		Elseif StrComp(oCell.String, "Bool") = 0 Then
			If StrComp(oSheet.getCellByPosition(2, 2+iCount).String, "TRUE") = 0 Then
				lTemp = 1
			Else
				lTemp = 0
			Endif
			Put #iNumber, , lTemp
		Elseif StrComp(oCell.String, "Vector") = 0 Then
			a = split(oSheet.getCellByPosition(2, 2+iCount).String, ",")
			sTemp = a(0)
			Put #iNumber, , sTemp
			sTemp = a(1)
			Put #iNumber, , sTemp
			sTemp = a(2)
			Put #iNumber, , sTemp
		Elseif StrComp(oCell.String, "Color") = 0 Then
			a = split(oSheet.getCellByPosition(2, 2+iCount).String, ",")
			sTemp = a(0)
			Put #iNumber, , sTemp
			sTemp = a(1)
			Put #iNumber, , sTemp
			sTemp = a(2)
			Put #iNumber, , sTemp
		Else
		Endif
	Next iCount

	'*** ファイルクローズ ***'
	Close #iNumber

	MsgBox "出力完了"

End Sub
</script:module>
</file>

<file path=Basic/Standard/Module2.xml><?xml version="1.0" encoding="utf-8"?>
<!DOCTYPE module  PUBLIC '-//OpenOffice.org//DTD OfficeDocument 1.0//EN'  'module.dtd'>
<script:module xmlns:script="http://openoffice.org/2000/script" script:name="Module2" script:language="StarBasic">REM ***** MAIN *****
Sub Main

	Dim oDoc As Object
	Dim oSheet As Object
	Dim oCell As Object
	Dim iSize As Integer
	Dim iCount As Integer
	Dim aPath As String
	Dim aFile As String
	Dim iNumber As Integer

	oDoc = ThisComponent
	oSheet = oDoc.Sheets(1)

	'*** ファイルオープン ***'
	Dim aTemp As String
	aTemp = ConvertFromURL(oDoc.getLocation())
	aPath = left(aTemp, instr(aTemp, dir(aTemp))-1)
	aFile = aPath &amp; "lig.dat"
	If FileExists(aFile) = True Then
		Kill(aFile)
	Endif
	iNumber = Freefile
	Open aFile For Binary Access Write As #iNumber

	'項目数'
	oCell = oSheet.getCellByPosition(0, 1)
	iSize = oCell.value

	Dim iTemp As Integer
	Dim lTemp As Long
	Dim sTemp As Single
	Dim a(3)

	For iCount = 0 To iSize-1
		'有効/無効'
		oCell = oSheet.getCellByPosition(0, 3+iCount)
		If StrComp(oCell.String, "1") = 0 Then
			lTemp = 1
		Else
			lTemp = 0
		Endif
		Put #iNumber, , lTemp
		'タイプ'
		oCell = oSheet.getCellByPosition(2, 3+iCount)
		If StrComp(oCell.String, "Point") = 0 Then
			lTemp = 0
		Else
			lTemp = 1
		Endif
		Put #iNumber, , lTemp
		'位置'
		a = split(oSheet.getCellByPosition(3, 3+iCount).String, ",")
		sTemp = a(0)
		Put #iNumber, , sTemp
		sTemp = a(1)
		Put #iNumber, , sTemp
		sTemp = a(2)
		Put #iNumber, , sTemp
		'姿勢'
		a = split(oSheet.getCellByPosition(4, 3+iCount).String, ",")
		sTemp = a(0)
		Put #iNumber, , sTemp
		sTemp = a(1)
		Put #iNumber, , sTemp
		sTemp = a(2)
		Put #iNumber, , sTemp
		'輝度'
		a = split(oSheet.getCellByPosition(5, 3+iCount).String, ",")
		sTemp = a(0)
		Put #iNumber, , sTemp
		sTemp = a(1)
		Put #iNumber, , sTemp
		sTemp = a(2)
		Put #iNumber, , sTemp
	Next iCount

	'*** ファイルクローズ ***'
	Close #iNumber

	MsgBox "出力完了"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